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1">%=TitreDocument=%</text:p>
      <text:p text:style-name="P2"/>
      <text:p text:style-name="P2"/>
      <text:p text:style-name="P12">%=DecisionNumero=% %=Nip=%</text:p>
      <text:p text:style-name="P6">%=AyantDroit=%</text:p>
      <text:p text:style-name="P2"/>
      <text:p text:style-name="P2"/>
      <text:p text:style-name="P6">%=TitreTiers=%</text:p>
      <text:p text:style-name="P5"/>
      <text:p text:style-name="P6">%=Paragraphe1=%</text:p>
      <text:p text:style-name="P5"/>
      <text:p text:style-name="P6">%=Paragraphe2=%</text:p>
      <text:p text:style-name="P5"/>
      <text:p text:style-name="P6">%=Paragraphe3=%</text:p>
      <text:p text:style-name="P5"/>
      <text:p text:style-name="P6">%=Salutations=%</text:p>
      <text:p text:style-name="P5"/>
      <text:p text:style-name="P8">%#include signatureStandard#%</text:p>
      <text:p text:style-name="P11">%=pushToEnd()=%</text:p>
      <text:p text:style-name="P7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%=Copie=%</text:p>
          </table:table-cell>
          <table:table-cell table:style-name="Tableau1.A1" office:value-type="string">
            <text:p text:style-name="P10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%=Annexe=%</text:p>
          </table:table-cell>
          <table:table-cell table:style-name="Tableau2.A1" office:value-type="string">
            <text:p text:style-name="P10">%=Texte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19T15:56:42</dc:date>
    <meta:editing-cycles>52</meta:editing-cycles>
    <meta:editing-duration>PT1H49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23" meta:character-count="309"/>
  </office:meta>
</office:document-meta>
</file>